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ff66" draw:textarea-horizontal-align="justify" draw:textarea-vertical-align="middle" draw:auto-grow-height="false" fo:min-height="0.25cm" fo:min-width="3.7cm"/>
    </style:style>
    <style:style style:name="gr2" style:family="graphic" style:parent-style-name="objectwithoutfill">
      <style:graphic-properties svg:stroke-width="0.053cm" svg:stroke-color="#0066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fill-color="#cc9966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cc9966" draw:textarea-horizontal-align="justify" draw:textarea-vertical-align="middle" draw:auto-grow-height="false" fo:min-height="1.25cm" fo:min-width="0.2cm"/>
    </style:style>
    <style:style style:name="gr5" style:family="graphic" style:parent-style-name="measure" style:list-style-name="L1">
      <style:graphic-properties draw:textarea-vertical-align="middle" draw:line-distance="2.7cm" draw:placing="abov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6.163cm"/>
    </style:style>
    <style:style style:name="gr8" style:family="graphic" style:parent-style-name="standard">
      <style:graphic-properties draw:stroke="none" svg:stroke-color="#000000" draw:fill="none" draw:fill-color="#ffffff" fo:min-height="0.556cm"/>
    </style:style>
    <style:style style:name="gr9" style:family="graphic" style:parent-style-name="standard">
      <style:graphic-properties draw:stroke="none" svg:stroke-color="#000000" draw:fill="none" draw:fill-color="#ffffff" fo:min-height="4.463cm"/>
    </style:style>
    <style:style style:name="gr10" style:family="graphic" style:parent-style-name="standard">
      <style:graphic-properties draw:stroke="none" svg:stroke-color="#000000" draw:fill="none" draw:fill-color="#ffffff" fo:min-height="3.35cm"/>
    </style:style>
    <style:style style:name="gr11" style:family="graphic" style:parent-style-name="standard">
      <style:graphic-properties draw:fill-color="#66ff66" draw:textarea-horizontal-align="justify" draw:textarea-vertical-align="middle" draw:auto-grow-height="false" fo:min-height="1.397cm" fo:min-width="2.35cm"/>
    </style:style>
    <style:style style:name="gr12" style:family="graphic" style:parent-style-name="standard">
      <style:graphic-properties svg:stroke-width="1.058cm" svg:stroke-color="#ffffff" draw:marker-start-width="1.788cm" draw:marker-end-width="1.788cm" svg:stroke-opacity="100%" draw:fill="none" draw:fill-color="#66ff66" draw:textarea-horizontal-align="justify" draw:textarea-vertical-align="middle" draw:auto-grow-height="false" fo:min-height="7cm" fo:min-width="8.04cm" fo:padding-top="0.655cm" fo:padding-bottom="0.655cm" fo:padding-left="0.78cm" fo:padding-right="0.78cm"/>
    </style:style>
    <style:style style:name="gr13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4.698cm" fo:min-width="2.648cm" fo:padding-top="0.151cm" fo:padding-bottom="0.151cm" fo:padding-left="0.276cm" fo:padding-right="0.276cm"/>
    </style:style>
    <style:style style:name="gr14" style:family="graphic" style:parent-style-name="measure" style:list-style-name="L1">
      <style:graphic-properties draw:textarea-vertical-align="middle" draw:end-guide="0.1cm"/>
    </style:style>
    <style:style style:name="gr15" style:family="graphic" style:parent-style-name="measure">
      <style:graphic-properties draw:textarea-vertical-align="middle"/>
    </style:style>
    <style:style style:name="gr16" style:family="graphic" style:parent-style-name="measure" style:list-style-name="L1">
      <style:graphic-properties draw:textarea-vertical-align="middle" draw:line-distance="1.358cm" draw:end-guide="0.1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fill-color="#996600" draw:textarea-horizontal-align="justify" draw:textarea-vertical-align="middle" draw:auto-grow-height="false" fo:min-height="0.316cm" fo:min-width="0.066cm"/>
    </style:style>
    <style:style style:name="gr19" style:family="graphic" style:parent-style-name="standard">
      <style:graphic-properties draw:stroke="none" svg:stroke-color="#000000" draw:fill="none" draw:fill-color="#ffffff" fo:min-height="4.741cm"/>
    </style:style>
    <style:style style:name="gr20" style:family="graphic" style:parent-style-name="standard">
      <style:graphic-properties draw:stroke="none" svg:stroke-color="#000000" draw:fill="none" draw:fill-color="#ffffff" fo:min-height="0.15cm"/>
    </style:style>
    <style:style style:name="P1" style:family="paragraph">
      <loext:graphic-properties draw:fill-color="#66ff66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cc9966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66ff66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-color="#996600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style:font-name="Liberation Sans3" fo:font-size="12pt" style:font-name-asian="Liberation Sans3" style:font-size-asian="12pt" style:font-name-complex="Liberation Sans3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4.2cm" svg:height="0.5cm" svg:x="6.3cm" svg:y="23.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0.5cm" svg:y1="23.7cm" svg:x2="16.5cm" svg:y2="13.5cm">
            <text:p/>
          </draw:line>
          <draw:line draw:style-name="gr2" draw:text-style-name="P2" draw:layer="layout" svg:x1="6.3cm" svg:y1="23.7cm" svg:x2="1cm" svg:y2="14.2cm">
            <text:p/>
          </draw:line>
          <draw:custom-shape draw:style-name="gr3" draw:text-style-name="P3" draw:layer="layout" svg:width="0.7cm" svg:height="0.3cm" svg:x="8cm" svg:y="25.7cm">
            <text:p/>
            <draw:enhanced-geometry svg:viewBox="0 0 21600 21600" draw:glue-points="?f6 10800 10800 21600 ?f5 10800 10800 0" draw:text-areas="?f3 ?f3 ?f4 ?f4" draw:type="trapezoid" draw:modifiers="9089.8716119828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3" draw:layer="layout" svg:width="0.7cm" svg:height="1.5cm" svg:x="8cm" svg:y="24.2cm">
            <text:p/>
            <draw:enhanced-geometry svg:viewBox="0 0 21600 21600" draw:type="rectangle" draw:enhanced-path="M 0 0 L 21600 0 21600 21600 0 21600 0 0 Z N"/>
          </draw:custom-shape>
          <draw:measure draw:style-name="gr5" draw:text-style-name="P4" draw:layer="measurelines" svg:x1="8.4cm" svg:y1="26cm" svg:x2="8.4cm" svg:y2="23.7cm">
            <text:p text:style-name="P4"><text:span text:style-name="T1">h</text:span></text:p>
          </draw:measure>
          <draw:custom-shape draw:style-name="gr6" draw:text-style-name="P5" draw:layer="layout" svg:width="0.2cm" svg:height="0.2cm" svg:x="6.2cm" svg:y="2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0.2cm" svg:height="0.2cm" svg:x="10.401cm" svg:y="23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6" draw:layer="layout" svg:width="12.3cm" svg:height="6.413cm" svg:x="3cm" svg:y="14.2cm">
          <draw:text-box>
            <text:p><text:span text:style-name="T2">Tilt effector stability : TES</text:span></text:p>
            <text:p><text:span text:style-name="T2">-Tilt geometric load moment is related to a/b, a being proportional to arm space</text:span></text:p>
            <text:p><text:span text:style-name="T2">-Tilt stiffness is proportional to arm space</text:span></text:p>
            <text:p><text:span text:style-name="T2"/></text:p>
            <text:p><text:span text:style-name="T2">Note : Virtual articulation notion abandoned </text:span></text:p>
            <text:p><text:span text:style-name="T2"><text:tab/></text:span><text:span text:style-name="T2">due to lack of sources</text:span></text:p>
            <text:p><text:span text:style-name="T2"/></text:p>
            <text:p><text:span text:style-name="T2"><text:s text:c="10"/></text:span><text:span text:style-name="T2">Proposed coefficient for effector tilt stability :</text:span></text:p>
            <text:p><text:span text:style-name="T2"><text:s text:c="12"/></text:span><text:span text:style-name="T2">TES = (arm space)²/b</text:span></text:p>
            <text:p><text:span text:style-name="T2"><text:s text:c="10"/></text:span></text:p>
            <text:p><text:span text:style-name="T2"><text:tab/></text:span><text:span text:style-name="T2"><text:tab/></text:span><text:span text:style-name="T2">Coefficient unit in mm</text:span></text:p>
          </draw:text-box>
        </draw:frame>
        <draw:frame draw:style-name="gr8" draw:text-style-name="P7" draw:layer="layout" svg:width="8.5cm" svg:height="0.806cm" svg:x="1.4cm" svg:y="1.2cm">
          <draw:text-box>
            <text:p><text:span text:style-name="T3">Delta robot effector stability </text:span></text:p>
          </draw:text-box>
        </draw:frame>
        <draw:frame draw:style-name="gr9" draw:text-style-name="P6" draw:layer="layout" svg:width="9.4cm" svg:height="4.713cm" svg:x="10.6cm" svg:y="23.787cm">
          <draw:text-box>
            <text:p><text:span text:style-name="T4">Notes :</text:span></text:p>
            <text:p><text:span text:style-name="T4">The theory says that arm loads are always <text:s/>along</text:span></text:p>
            <text:p><text:span text:style-name="T4">arm axis, but for some design, there may be </text:span></text:p>
            <text:p><text:span text:style-name="T4">significant friction in articulation, which creates</text:span></text:p>
            <text:p><text:span text:style-name="T4">other tilting moment than the geometrical one.</text:span></text:p>
            <text:p><text:span text:style-name="T4"/></text:p>
            <text:p><text:span text:style-name="T4">There are other sources of instability,</text:span></text:p>
            <text:p><text:span text:style-name="T4">but the geometrically based unstability is not</text:span></text:p>
            <text:p><text:span text:style-name="T4">always well understood by designers.</text:span></text:p>
            <text:p><text:span text:style-name="T2"/></text:p>
          </draw:text-box>
        </draw:frame>
        <draw:frame draw:style-name="gr10" draw:text-style-name="P6" draw:layer="layout" svg:width="7.7cm" svg:height="3.6cm" svg:x="11.1cm" svg:y="9.2cm">
          <draw:text-box>
            <text:p><text:span text:style-name="T2">Rd =sqrt( (arm_space/2 )²+offset²)</text:span></text:p>
            <text:p><text:span text:style-name="T2">An = 60-atan (arm_space/2/offset)</text:span></text:p>
            <text:p><text:span text:style-name="T2">b</text:span><text:span text:style-name="T5"> </text:span><text:span text:style-name="T2">= <text:s/>2*sin(An) * Rd</text:span></text:p>
            <text:p><text:span text:style-name="T2"/></text:p>
          </draw:text-box>
        </draw:frame>
        <draw:g>
          <draw:g>
            <draw:custom-shape draw:style-name="gr11" draw:text-style-name="P1" draw:layer="layout" svg:width="5.7cm" svg:height="4.94cm" svg:x="5.5cm" svg:y="3.7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2" draw:text-style-name="P8" draw:layer="layout" svg:width="9.6cm" svg:height="8.31cm" svg:x="3.523cm" svg:y="4.2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3" draw:text-style-name="P2" draw:layer="layout" svg:width="3.2cm" svg:height="5cm" svg:x="6.75cm" svg:y="8.6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2" draw:layer="layout" svg:width="3.2cm" svg:height="5cm" draw:transform="rotate (1.0471975511966) translate (1.77cm 5.05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2" draw:layer="layout" svg:width="3.2cm" svg:height="5cm" draw:transform="rotate (2.0943951023932) translate (10.57cm 7.55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measure draw:style-name="gr14" draw:text-style-name="P4" draw:layer="measurelines" svg:x1="7.7cm" svg:y1="4.7cm" svg:x2="9cm" svg:y2="4.7cm">
            <text:p text:style-name="P4"><text:span text:style-name="T1">b</text:span></text:p>
          </draw:measure>
          <draw:measure draw:style-name="gr15" draw:text-style-name="P5" draw:layer="layout" svg:x1="4.1cm" svg:y1="6.4cm" svg:x2="5.8cm" svg:y2="3.7cm">
            <text:p text:style-name="P9"><text:span text:style-name="T1">Arm space</text:span></text:p>
          </draw:measure>
          <draw:measure draw:style-name="gr16" draw:text-style-name="P4" draw:layer="layout" svg:x1="6.1cm" svg:y1="4.658cm" svg:x2="7.7cm" svg:y2="4.658cm">
            <text:p text:style-name="P4"><text:span text:style-name="T1">a</text:span></text:p>
          </draw:measure>
          <draw:line draw:style-name="gr17" draw:text-style-name="P2" draw:layer="layout" svg:x1="6.1cm" svg:y1="4.5cm" svg:x2="6.1cm" svg:y2="7.59cm">
            <text:p/>
          </draw:line>
          <draw:custom-shape draw:style-name="gr18" draw:text-style-name="P10" draw:layer="layout" svg:width="0.8cm" svg:height="0.8cm" svg:x="7.95cm" svg:y="6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measure draw:style-name="gr15" draw:text-style-name="P5" draw:layer="measurelines" svg:x1="6.9cm" svg:y1="6.1cm" svg:x2="8.3cm" svg:y2="7cm">
            <text:p text:style-name="P9"><text:span text:style-name="T1">offset</text:span></text:p>
          </draw:measure>
        </draw:g>
        <draw:frame draw:style-name="gr19" draw:text-style-name="P6" draw:layer="layout" svg:width="7.3cm" svg:height="4.991cm" svg:x="12.6cm" svg:y="18.509cm">
          <draw:text-box>
            <text:p><text:span text:style-name="T2"><text:tab/></text:span><text:span text:style-name="T2">Test seems to show that best </text:span><text:span text:style-name="T2"><text:tab/></text:span><text:span text:style-name="T2">results are obtained for </text:span><text:span text:style-name="T2"><text:tab/></text:span><text:span text:style-name="T2"><text:tab/></text:span><text:span text:style-name="T2">hotend nozzle near the </text:span><text:span text:style-name="T2"><text:tab/></text:span><text:span text:style-name="T2"><text:tab/></text:span><text:span text:style-name="T2">effector articulation plane </text:span><text:span text:style-name="T2"><text:tab/></text:span><text:span text:style-name="T2"><text:tab/></text:span><text:span text:style-name="T2">(minimising h dimension).</text:span></text:p>
            <text:p><text:span text:style-name="T2"/></text:p>
            <text:p><text:span text:style-name="T2">However, to limit dynamic moments, effector center of gravity shall remain as close as possible to the effector plane.</text:span></text:p>
          </draw:text-box>
        </draw:frame>
        <draw:frame draw:style-name="gr20" draw:text-style-name="P6" draw:layer="layout" svg:width="4.8cm" svg:height="1.199cm" svg:x="15.2cm" svg:y="1cm">
          <draw:text-box>
            <text:p><text:span text:style-name="T2">PRZ, 5 february 2016</text:span></text:p>
            <text:p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9T18:03:39.223000000</meta:creation-date>
    <dc:date>2016-02-05T13:34:45.091000000</dc:date>
    <meta:editing-duration>PT1H20M47S</meta:editing-duration>
    <meta:editing-cycles>7</meta:editing-cycles>
    <meta:generator>LibreOffice/5.0.4.2$Windows_x86 LibreOffice_project/2b9802c1994aa0b7dc6079e128979269cf95bc78</meta:generator>
    <meta:document-statistic meta:object-count="28"/>
  </office:meta>
</office:document-meta>
</file>